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347977"/>
    </style:style>
    <style:style style:name="P2" style:family="paragraph" style:parent-style-name="Footer">
      <style:paragraph-properties fo:margin-left="0cm" fo:margin-right="0.63cm" fo:text-align="end" style:justify-single-word="false" fo:text-indent="0cm" style:auto-text-indent="false">
        <style:tab-stops/>
      </style:paragraph-properties>
      <style:text-properties officeooo:paragraph-rsid="00347977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93f7" officeooo:paragraph-rsid="001f93f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f93f7" officeooo:paragraph-rsid="001f93f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93f7" officeooo:paragraph-rsid="001f93f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1f93f7" officeooo:paragraph-rsid="002a6fb9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f93f7" officeooo:paragraph-rsid="001f93f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24d6ee" officeooo:paragraph-rsid="0024d6e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f93f7" officeooo:paragraph-rsid="001f93f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fo:font-weight="normal" officeooo:rsid="00219059" officeooo:paragraph-rsid="00219059" style:font-name-asian="Nimbus Mono L" style:font-size-asian="10.5pt" style:font-weight-asian="normal" style:font-name-complex="Liberation Mono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fo:font-weight="normal" officeooo:rsid="00219059" officeooo:paragraph-rsid="0022ec2b" style:font-name-asian="Nimbus Mono L" style:font-size-asian="10.5pt" style:font-weight-asian="normal" style:font-name-complex="Liberation Mono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1f93f7" officeooo:paragraph-rsid="001f93f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19059" officeooo:paragraph-rsid="00219059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1f93f7" officeooo:paragraph-rsid="001f93f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19059" officeooo:paragraph-rsid="0021905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4d6e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5412a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19059" officeooo:paragraph-rsid="0021905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style:text-underline-style="none" officeooo:rsid="00142d66" officeooo:paragraph-rsid="002a6fb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42d66" officeooo:paragraph-rsid="002a6fb9" style:font-size-asian="8.75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officeooo:paragraph-rsid="002a6fb9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2a6fb9" style:font-size-asian="48pt" style:font-weight-asian="normal" style:font-size-complex="48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2a6fb9" style:font-size-asian="48pt" style:font-weight-asian="normal" style:font-size-complex="48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2a6fb9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6pt" officeooo:paragraph-rsid="002a6fb9" style:font-size-asian="16pt" style:font-size-complex="16pt"/>
    </style:style>
    <style:style style:name="P30" style:family="paragraph" style:parent-style-name="Standard">
      <style:text-properties style:font-name="Times New Roman" fo:font-size="16pt" officeooo:paragraph-rsid="002a6fb9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6pt" officeooo:paragraph-rsid="002a6fb9" style:font-size-asian="14pt" style:font-size-complex="16pt"/>
    </style:style>
    <style:style style:name="P32" style:family="paragraph" style:parent-style-name="Standard">
      <style:text-properties style:font-name="Times New Roman" fo:font-size="16pt" officeooo:paragraph-rsid="002a6fb9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2a6fb9" style:font-size-asian="26pt" style:font-style-asian="italic" style:font-size-complex="26pt" style:font-style-complex="italic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0pt" fo:font-weight="normal" officeooo:paragraph-rsid="002a6fb9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20pt" officeooo:paragraph-rsid="002a6fb9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42d66" officeooo:paragraph-rsid="002a6fb9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2ec2b" officeooo:paragraph-rsid="0022ec2b" style:font-name-asian="Nimbus Mono L" style:font-size-asian="12.25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19059" officeooo:paragraph-rsid="00219059" style:font-name-asian="Nimbus Mono L" style:font-size-asian="12.25pt" style:font-name-complex="Liberation Mono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4d6ee" officeooo:paragraph-rsid="0024d6ee" style:font-name-asian="Nimbus Mono L" style:font-size-asian="12.25pt" style:font-name-complex="Liberation Mono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70b1a" officeooo:paragraph-rsid="00270b1a" style:font-name-asian="Nimbus Mono L" style:font-size-asian="12.25pt" style:font-name-complex="Liberation Mono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2ec2b" officeooo:paragraph-rsid="0022ec2b" style:font-name-asian="Nimbus Mono L" style:font-size-asian="12pt" style:font-name-complex="Liberation Mono" style:font-size-complex="12pt"/>
    </style:style>
    <style:style style:name="P4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2ec2b" officeooo:paragraph-rsid="0022ec2b" style:font-name-asian="Nimbus Mono L" style:font-size-asian="12.25pt" style:font-name-complex="Liberation Mono" style:font-size-complex="14pt"/>
    </style:style>
    <style:style style:name="P4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name-asian="Nimbus Mono L" style:font-size-asian="12pt" style:font-name-complex="Liberation Mono" style:font-size-complex="12pt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1f93f7" officeooo:paragraph-rsid="001f93f7" style:font-size-asian="10pt" style:font-weight-asian="bold" style:font-size-complex="10pt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19059" officeooo:paragraph-rsid="00219059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2ec2b" officeooo:paragraph-rsid="0022ec2b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4d6ee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5412a" style:font-size-asian="10pt" style:font-weight-asian="bold" style:font-size-complex="10pt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70b1a" style:font-size-asian="10pt" style:font-weight-asian="bold" style:font-size-complex="10pt" style:font-weight-complex="bold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3623d4" style:font-size-asian="10pt" style:font-weight-asian="bold" style:font-size-complex="10pt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officeooo:paragraph-rsid="003623d4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48pt" officeooo:paragraph-rsid="002a6fb9" style:font-size-asian="48pt" style:font-size-complex="48pt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142d66" officeooo:paragraph-rsid="002a6fb9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160280" officeooo:paragraph-rsid="002a6fb9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1f93f7" officeooo:paragraph-rsid="002a6fb9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Times new roman" fo:font-size="10pt" style:text-underline-style="none" officeooo:rsid="00364f4a" officeooo:paragraph-rsid="00364f4a" style:font-size-asian="10pt" style:font-size-complex="10pt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865d6" officeooo:paragraph-rsid="00270b1a" style:font-size-asian="10pt" style:font-weight-asian="normal" style:font-size-complex="10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3623d4" style:font-size-asian="10pt" style:font-weight-asian="normal" style:font-size-complex="10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2ec2b" officeooo:paragraph-rsid="00219059" style:font-size-asian="10pt" style:font-weight-asian="bold" style:font-size-complex="10pt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color="#000000" style:font-name="Times new roman" fo:font-size="14pt" style:text-underline-style="none" fo:font-weight="bold" officeooo:rsid="0024d6ee" officeooo:paragraph-rsid="0022ec2b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24d3" style:font-weight-asian="bold" style:font-weight-complex="bold"/>
    </style:style>
    <style:style style:name="T6" style:family="text">
      <style:text-properties fo:font-weight="bold" officeooo:rsid="002a6fb9"/>
    </style:style>
    <style:style style:name="T7" style:family="text">
      <style:text-properties fo:font-weight="bold" officeooo:rsid="002ba4f3"/>
    </style:style>
    <style:style style:name="T8" style:family="text">
      <style:text-properties officeooo:rsid="0022ec2b"/>
    </style:style>
    <style:style style:name="T9" style:family="text">
      <style:text-properties officeooo:rsid="0024d6ee"/>
    </style:style>
    <style:style style:name="T10" style:family="text">
      <style:text-properties fo:color="#000000" style:font-name="Times new roman" fo:font-size="10pt" style:font-size-asian="10pt" style:font-size-complex="10pt"/>
    </style:style>
    <style:style style:name="T11" style:family="text">
      <style:text-properties fo:color="#000000" style:font-name="Times new roman" fo:font-size="10pt" fo:font-weight="bold" officeooo:rsid="003623d4" style:font-size-asian="10pt" style:font-weight-asian="bold" style:font-size-complex="10pt" style:font-weight-complex="bold"/>
    </style:style>
    <style:style style:name="T12" style:family="text">
      <style:text-properties officeooo:rsid="00270b1a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270b1a" style:font-weight-asian="normal" style:font-weight-complex="normal"/>
    </style:style>
    <style:style style:name="T15" style:family="text">
      <style:text-properties officeooo:rsid="0025412a" style:font-weight-asian="normal" style:font-weight-complex="normal"/>
    </style:style>
    <style:style style:name="T16" style:family="text">
      <style:text-properties officeooo:rsid="002a6fb9" style:font-weight-asian="normal" style:font-weight-complex="normal"/>
    </style:style>
    <style:style style:name="T17" style:family="text">
      <style:text-properties officeooo:rsid="002ba4f3" style:font-weight-asian="normal" style:font-weight-complex="normal"/>
    </style:style>
    <style:style style:name="T18" style:family="text">
      <style:text-properties officeooo:rsid="002d68f7" style:font-weight-asian="normal" style:font-weight-complex="normal"/>
    </style:style>
    <style:style style:name="T19" style:family="text">
      <style:text-properties officeooo:rsid="002ed2c8" style:font-weight-asian="normal" style:font-weight-complex="normal"/>
    </style:style>
    <style:style style:name="T20" style:family="text">
      <style:text-properties officeooo:rsid="0031fb98" style:font-weight-asian="normal" style:font-weight-complex="normal"/>
    </style:style>
    <style:style style:name="T21" style:family="text">
      <style:text-properties officeooo:rsid="00327c2a" style:font-weight-asian="normal" style:font-weight-complex="normal"/>
    </style:style>
    <style:style style:name="T22" style:family="text">
      <style:text-properties officeooo:rsid="003623d4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officeooo:rsid="005d891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5f5cc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f6c30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officeooo:rsid="001d4c0c"/>
    </style:style>
    <style:style style:name="T28" style:family="text">
      <style:text-properties officeooo:rsid="001f6c30"/>
    </style:style>
    <style:style style:name="T29" style:family="text">
      <style:text-properties officeooo:rsid="001d4c0c"/>
    </style:style>
    <style:style style:name="T30" style:family="text">
      <style:text-properties style:text-underline-style="none"/>
    </style:style>
    <style:style style:name="T31" style:family="text">
      <style:text-properties officeooo:rsid="001f1478"/>
    </style:style>
    <style:style style:name="T32" style:family="text">
      <style:text-properties officeooo:rsid="001afb1e"/>
    </style:style>
    <style:style style:name="T33" style:family="text">
      <style:text-properties officeooo:rsid="002a6fb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623d4" style:font-weight-asian="normal" style:font-weight-complex="normal"/>
    </style:style>
    <style:style style:name="T36" style:family="text">
      <style:text-properties officeooo:rsid="002ba4f3"/>
    </style:style>
    <style:style style:name="T37" style:family="text">
      <style:text-properties officeooo:rsid="002f8a39"/>
    </style:style>
    <style:style style:name="T38" style:family="text">
      <style:text-properties officeooo:rsid="003169ee"/>
    </style:style>
    <style:style style:name="T39" style:family="text">
      <style:text-properties fo:font-size="10pt" fo:language="es" fo:country="ES" style:text-underline-style="none" officeooo:rsid="00270b1a" style:font-size-asian="10pt" style:font-weight-asian="bold" style:font-size-complex="10pt" style:font-weight-complex="bold"/>
    </style:style>
    <style:style style:name="T40" style:family="text">
      <style:text-properties fo:font-size="10pt" fo:language="es" fo:country="ES" style:text-underline-style="none" officeooo:rsid="003623d4" style:font-size-asian="10pt" style:font-weight-asian="bold" style:font-size-complex="10pt" style:font-weight-complex="bold"/>
    </style:style>
    <style:style style:name="T41" style:family="text">
      <style:text-properties fo:font-size="10pt" fo:language="es" fo:country="ES" style:text-underline-style="none" fo:font-weight="normal" officeooo:rsid="003623d4" style:font-size-asian="10pt" style:font-weight-asian="normal" style:font-size-complex="10pt" style:font-weight-complex="normal"/>
    </style:style>
    <style:style style:name="T42" style:family="text">
      <style:text-properties style:font-name="Times new roman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24">Anexo </text:span><text:span text:style-name="T25">I</text:span><text:span text:style-name="T26">I</text:span></text:p>
      <text:p text:style-name="P26"/>
      <text:p text:style-name="P27">Manual de <text:span text:style-name="T28">usuario</text:span></text:p>
      <text:p text:style-name="P30"/>
      <text:p text:style-name="P30"/>
      <text:p text:style-name="P30"/>
      <text:p text:style-name="P33">Webbot para Datos Bibliom<text:span text:style-name="T29">é</text:span>tricos (WB).</text:p>
      <text:p text:style-name="P28"/>
      <text:p text:style-name="P28"/>
      <text:p text:style-name="P28"/>
      <text:p text:style-name="P34"><text:span text:style-name="T23">I</text:span><text:span text:style-name="T27">ntegrantes</text:span><text:span text:style-name="T30"> </text:span>:</text:p>
      <text:p text:style-name="P31"/>
      <text:p text:style-name="P31"/>
      <text:p text:style-name="P28">De Domingo Gonzalo, Guastadisegni Federico, Rodr<text:span text:style-name="T31">í</text:span>guez Nahuel.</text:p>
      <text:p text:style-name="P32"/>
      <text:p text:style-name="P32"/>
      <text:p text:style-name="P35"><text:span text:style-name="T23">Cátedra</text:span> :</text:p>
      <text:p text:style-name="P25"/>
      <text:p text:style-name="P25"/>
      <text:p text:style-name="P29">Proyecto de Software</text:p>
      <text:p text:style-name="P29">Licenciatura en Sistemas.</text:p>
      <text:p text:style-name="P29"/>
      <text:p text:style-name="P29"/>
      <text:p text:style-name="P29"/>
      <text:p text:style-name="P29">201<text:span text:style-name="T32">5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36"><text:soft-page-break/><text:span text:style-name="T4">R</text:span><text:span text:style-name="T5">equisitos</text:span></text:p>
      <text:p text:style-name="P24"/>
      <text:list xml:id="list1412001070263378706" text:style-name="L1">
        <text:list-item>
          <text:p text:style-name="P54">Conexión a Internet.</text:p>
        </text:list-item>
        <text:list-item>
          <text:p text:style-name="P55">La carpeta “proyecto_soft” tiene que estar en el directorio /home para poder funcionar correctamente.</text:p>
        </text:list-item>
        <text:list-item>
          <text:p text:style-name="P56">El core “Index” que se encuentra dentro de la carpeta “proyecto_soft” debe estar posicionada en /var/solr/data.</text:p>
        </text:list-item>
        <text:list-item>
          <text:p text:style-name="P56">El Webbot ya tiene que haber sido ejecutado, y el core ya tiene que haber sido Indexado para que las URLs funcionen correctamente.</text:p>
        </text:list-item>
        <text:list-item>
          <text:p text:style-name="P57">El servidor tiene que estar corriendo ???</text:p>
        </text:list-item>
      </text:list>
      <text:p text:style-name="P7"/>
      <text:p text:style-name="P6"/>
      <text:p text:style-name="P11"/>
      <text:p text:style-name="P11"/>
      <text:p text:style-name="P4">I<text:span text:style-name="T33">nformación general</text:span></text:p>
      <text:p text:style-name="P8"/>
      <text:p text:style-name="P44"><text:bookmark text:name="tw-target-text"/>La API de nuestro Webbot es un servicio REST que proporciona métodos para acceder a recursos espec<text:span text:style-name="T33">í</text:span>ficos en URLs y para la búsqueda y filtrado en base a distintos par<text:span text:style-name="T33">á</text:span>metros. Todas las representaciones se codifican como objetos JSON.</text:p>
      <text:p text:style-name="P17"/>
      <text:p text:style-name="P14">D<text:span text:style-name="T33">ominio del servicio</text:span></text:p>
      <text:p text:style-name="P17"/>
      <text:p text:style-name="P3"><text:span text:style-name="T10">El dominio sobre el cual se basan todas las query posibles es: </text:span><text:span text:style-name="T11">(falta poner cual)</text:span></text:p>
      <text:p text:style-name="P18"/>
      <text:p text:style-name="P15">P<text:span text:style-name="T33">eticiones</text:span></text:p>
      <text:p text:style-name="P18"/>
      <text:p text:style-name="P21">Actualmente, el usuario solamente podr<text:span text:style-name="T37">á</text:span> hacer peticiones HTTP de tipo GET.</text:p>
      <text:p text:style-name="P21"/>
      <text:p text:style-name="P15">E<text:span text:style-name="T33">structura de la respuesta</text:span></text:p>
      <text:p text:style-name="P18"/>
      <text:p text:style-name="P45"><text:bookmark text:name="tw-target-text2"/>La mejor manera de entender los resultados devueltos por la API es probar las peticiones que presentaremos mas adelante en este documento. A<text:span text:style-name="T33">ú</text:span>n as<text:span text:style-name="T33">í</text:span>, ofreceremos una inmersión más profunda en la estructura de resultado API y su organización.</text:p>
      <text:p text:style-name="P45"/>
      <text:p text:style-name="P46">En el caso del “ResponseHeader”, tenemos:</text:p>
      <text:p text:style-name="P46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1">Atributo</text:p>
          </table:table-cell>
          <table:table-cell table:style-name="Tabla2.A1" office:value-type="string">
            <text:p text:style-name="P41">Tipo</text:p>
          </table:table-cell>
          <table:table-cell table:style-name="Tabla2.C1" office:value-type="string">
            <text:p text:style-name="P41">Descripci<text:span text:style-name="T33">ó</text:span>n</text:p>
          </table:table-cell>
        </table:table-row>
        <table:table-row>
          <table:table-cell table:style-name="Tabla2.A2" office:value-type="string">
            <text:p text:style-name="P41">Status</text:p>
          </table:table-cell>
          <table:table-cell table:style-name="Tabla2.A2" office:value-type="string">
            <text:p text:style-name="P41">Int </text:p>
          </table:table-cell>
          <table:table-cell table:style-name="Tabla2.C2" office:value-type="string">
            <text:p text:style-name="P41">Devuelve 0 en el caso de que la petici<text:span text:style-name="T33">ó</text:span>n haya sido exitosa. </text:p>
          </table:table-cell>
        </table:table-row>
        <table:table-row>
          <table:table-cell table:style-name="Tabla2.A2" office:value-type="string">
            <text:p text:style-name="P43">QTime</text:p>
          </table:table-cell>
          <table:table-cell table:style-name="Tabla2.A2" office:value-type="string">
            <text:p text:style-name="P41">int</text:p>
          </table:table-cell>
          <table:table-cell table:style-name="Tabla2.C2" office:value-type="string">
            <text:p text:style-name="P41">Devuelve el tiempo que tardo en realizarse la petici<text:span text:style-name="T33">ó</text:span>n.</text:p>
          </table:table-cell>
        </table:table-row>
        <table:table-row>
          <table:table-cell table:style-name="Tabla2.A2" office:value-type="string">
            <text:p text:style-name="P41">Indent</text:p>
          </table:table-cell>
          <table:table-cell table:style-name="Tabla2.A2" office:value-type="string">
            <text:p text:style-name="P41">Boolean</text:p>
          </table:table-cell>
          <table:table-cell table:style-name="Tabla2.C2" office:value-type="string">
            <text:p text:style-name="P41">En el caso de que este en TRUE, la petici<text:span text:style-name="T33">ó</text:span>n permite espacios en blanco.</text:p>
          </table:table-cell>
        </table:table-row>
        <table:table-row>
          <table:table-cell table:style-name="Tabla2.A2" office:value-type="string">
            <text:p text:style-name="P41">Start</text:p>
          </table:table-cell>
          <table:table-cell table:style-name="Tabla2.A2" office:value-type="string">
            <text:p text:style-name="P41">Int</text:p>
          </table:table-cell>
          <table:table-cell table:style-name="Tabla2.C2" office:value-type="string">
            <text:p text:style-name="P41">Valor desde el cual debe comenzar la petici<text:span text:style-name="T33">ó</text:span>n.</text:p>
          </table:table-cell>
        </table:table-row>
        <table:table-row>
          <table:table-cell table:style-name="Tabla2.A2" office:value-type="string">
            <text:p text:style-name="P41">q</text:p>
          </table:table-cell>
          <table:table-cell table:style-name="Tabla2.A2" office:value-type="string">
            <text:p text:style-name="P41">String</text:p>
          </table:table-cell>
          <table:table-cell table:style-name="Tabla2.C2" office:value-type="string">
            <text:p text:style-name="P41">Query que se va a enviar junto con la petici<text:span text:style-name="T33">ó</text:span>n.</text:p>
          </table:table-cell>
        </table:table-row>
        <table:table-row>
          <table:table-cell table:style-name="Tabla2.A2" office:value-type="string">
            <text:p text:style-name="P41">wt</text:p>
          </table:table-cell>
          <table:table-cell table:style-name="Tabla2.A2" office:value-type="string">
            <text:p text:style-name="P41">String</text:p>
          </table:table-cell>
          <table:table-cell table:style-name="Tabla2.C2" office:value-type="string">
            <text:p text:style-name="P41">Tipo que se necesita para el objeto respuesta.</text:p>
          </table:table-cell>
        </table:table-row>
        <table:table-row>
          <table:table-cell table:style-name="Tabla2.A2" office:value-type="string">
            <text:p text:style-name="P41">rows</text:p>
          </table:table-cell>
          <table:table-cell table:style-name="Tabla2.A2" office:value-type="string">
            <text:p text:style-name="P41">Int</text:p>
          </table:table-cell>
          <table:table-cell table:style-name="Tabla2.C2" office:value-type="string">
            <text:p text:style-name="P41">Cantidad de resultados <text:soft-page-break/>esperados.</text:p>
          </table:table-cell>
        </table:table-row>
      </table:table>
      <text:p text:style-name="P46"/>
      <text:p text:style-name="P46">En cuanto a “Response”, tenemos la siguiente estructura:</text:p>
      <text:p text:style-name="P45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8">Atributo</text:p>
          </table:table-cell>
          <table:table-cell table:style-name="Tabla1.A1" office:value-type="string">
            <text:p text:style-name="P38">Tipo</text:p>
          </table:table-cell>
          <table:table-cell table:style-name="Tabla1.C1" office:value-type="string">
            <text:p text:style-name="P38">Descripci<text:span text:style-name="T33">ó</text:span>n</text:p>
          </table:table-cell>
        </table:table-row>
        <table:table-row>
          <table:table-cell table:style-name="Tabla1.A2" office:value-type="string">
            <text:p text:style-name="P38">id</text:p>
          </table:table-cell>
          <table:table-cell table:style-name="Tabla1.A2" office:value-type="string">
            <text:p text:style-name="P38">int</text:p>
          </table:table-cell>
          <table:table-cell table:style-name="Tabla1.C2" office:value-type="string">
            <text:p text:style-name="P12">Campo identificatorio de cada una de las publicaciones.</text:p>
          </table:table-cell>
        </table:table-row>
        <table:table-row>
          <table:table-cell table:style-name="Tabla1.A2" office:value-type="string">
            <text:p text:style-name="P38">Autor</text:p>
          </table:table-cell>
          <table:table-cell table:style-name="Tabla1.A2" office:value-type="string">
            <text:p text:style-name="P37">String</text:p>
          </table:table-cell>
          <table:table-cell table:style-name="Tabla1.C2" office:value-type="string">
            <text:p text:style-name="P12">Campo multivaluado que muestra cada uno de los autores de cada publicaci<text:span text:style-name="T33">ó</text:span>n.</text:p>
          </table:table-cell>
        </table:table-row>
        <table:table-row>
          <table:table-cell table:style-name="Tabla1.A2" office:value-type="string">
            <text:p text:style-name="P37">Titulo</text:p>
          </table:table-cell>
          <table:table-cell table:style-name="Tabla1.A2" office:value-type="string">
            <text:p text:style-name="P37">String</text:p>
          </table:table-cell>
          <table:table-cell table:style-name="Tabla1.C2" office:value-type="string">
            <text:p text:style-name="P13"><text:span text:style-name="T8">C</text:span>ampo que indica el nombre de la publicaci<text:span text:style-name="T33">ó</text:span>n.</text:p>
          </table:table-cell>
        </table:table-row>
        <table:table-row>
          <table:table-cell table:style-name="Tabla1.A2" office:value-type="string">
            <text:p text:style-name="P37">Año</text:p>
          </table:table-cell>
          <table:table-cell table:style-name="Tabla1.A2" office:value-type="string">
            <text:p text:style-name="P37">String</text:p>
          </table:table-cell>
          <table:table-cell table:style-name="Tabla1.C2" office:value-type="string">
            <text:p text:style-name="P13"><text:span text:style-name="T8">Año en</text:span> que fue publicado <text:span text:style-name="T8">el artículo.</text:span></text:p>
          </table:table-cell>
        </table:table-row>
        <table:table-row>
          <table:table-cell table:style-name="Tabla1.A2" office:value-type="string">
            <text:p text:style-name="P37">URL</text:p>
          </table:table-cell>
          <table:table-cell table:style-name="Tabla1.A2" office:value-type="string">
            <text:p text:style-name="P37">String</text:p>
          </table:table-cell>
          <table:table-cell table:style-name="Tabla1.C2" office:value-type="string">
            <text:p text:style-name="P13"><text:span text:style-name="T8">D</text:span>irecci<text:span text:style-name="T33">ó</text:span>n hacia el PDF de la publicaci<text:span text:style-name="T33">ó</text:span>n.</text:p>
          </table:table-cell>
        </table:table-row>
        <table:table-row>
          <table:table-cell table:style-name="Tabla1.A2" office:value-type="string">
            <text:p text:style-name="P37">ISBN</text:p>
          </table:table-cell>
          <table:table-cell table:style-name="Tabla1.A2" office:value-type="string">
            <text:p text:style-name="P37">String</text:p>
          </table:table-cell>
          <table:table-cell table:style-name="Tabla1.C2" office:value-type="string">
            <text:p text:style-name="P37">Campo que muestra, dependiendo de la publicaci<text:span text:style-name="T33">ó</text:span>n, el ISBN o el ISSN de la misma.</text:p>
          </table:table-cell>
        </table:table-row>
        <table:table-row>
          <table:table-cell table:style-name="Tabla1.A2" office:value-type="string">
            <text:p text:style-name="P37">_<text:span text:style-name="T9">Version_</text:span></text:p>
          </table:table-cell>
          <table:table-cell table:style-name="Tabla1.A2" office:value-type="string">
            <text:p text:style-name="P39">Long</text:p>
          </table:table-cell>
          <table:table-cell table:style-name="Tabla1.C2" office:value-type="string">
            <text:p text:style-name="P39">Campo necesario de Solr para su funcionamiento.</text:p>
          </table:table-cell>
        </table:table-row>
      </table:table>
      <text:p text:style-name="P60"/>
      <text:p text:style-name="P61"/>
      <text:p text:style-name="P16">E<text:span text:style-name="T33">rrores</text:span></text:p>
      <text:p text:style-name="P19"/>
      <text:p text:style-name="P22">Si la petici<text:span text:style-name="T33">ó</text:span>n falla, el Status mostrar<text:span text:style-name="T33">á</text:span> un 1. <text:span text:style-name="T12">En el caso de ser un error en la query, se mostrará un “code = 400” y un “msg” explicando el por qué del error.</text:span></text:p>
      <text:p text:style-name="P22"/>
      <text:p text:style-name="P5">P<text:span text:style-name="T33">eticiones posibles</text:span></text:p>
      <text:p text:style-name="P9"/>
      <text:p text:style-name="P10">A continuaci<text:span text:style-name="T33">ó</text:span>n, describiremos todas las peticiones GET posibles de nuestra API, considerando el dominio que señalamos al comienzo de este documento:</text:p>
      <text:p text:style-name="P10"/>
      <text:p text:style-name="P10"/>
      <text:p text:style-name="P19">Petici<text:span text:style-name="T33">ó</text:span>n: <text:span text:style-name="T34">/</text:span><text:span text:style-name="T35">get/id=#</text:span></text:p>
      <text:p text:style-name="P19">Tipo:<text:span text:style-name="T34"> GET.</text:span></text:p>
      <text:p text:style-name="P47"><text:bookmark text:name="tw-target-text3"/><text:span text:style-name="T3">Notas de implementación:</text:span><text:span text:style-name="T13"> Obtiene una publicaci</text:span><text:span text:style-name="T16">ó</text:span><text:span text:style-name="T13">n o art</text:span><text:span text:style-name="T20">í</text:span><text:span text:style-name="T13">culo con el id especificado.</text:span></text:p>
      <text:p text:style-name="P47"><text:span text:style-name="T3">Tipo de respuesta:</text:span><text:span text:style-name="T13"> JSON.</text:span></text:p>
      <text:p text:style-name="P47"><text:span text:style-name="T3">Par</text:span><text:span text:style-name="T6">á</text:span><text:span text:style-name="T3">metro:</text:span><text:span text:style-name="T13"> id</text:span><text:span text:style-name="T22">=</text:span><text:span text:style-name="T13">Valor. Debe ser un entero. En caso de no existir, no devolver</text:span><text:span text:style-name="T16">á</text:span><text:span text:style-name="T13"> nada.</text:span></text:p>
      <text:p text:style-name="P47"><text:span text:style-name="T3">Error:</text:span><text:span text:style-name="T13"> HTTP 404, en caso de ingresar de manera incorrecta la URL. </text:span><text:span text:style-name="T14">Code = 400, en caso de que la query sea incorrecta.</text:span></text:p>
      <text:p text:style-name="P51"/>
      <text:p text:style-name="P51"/>
      <text:p text:style-name="P20">Petici<text:span text:style-name="T33">ó</text:span>n: <text:span text:style-name="T34">/</text:span><text:span text:style-name="T35">get/autor=#</text:span></text:p>
      <text:p text:style-name="P20">Tipo:<text:span text:style-name="T34"> GET.</text:span></text:p>
      <text:p text:style-name="P48"><text:bookmark text:name="tw-target-text35"/><text:span text:style-name="T3">Notas de implementación:</text:span><text:span text:style-name="T13"> Obtiene </text:span><text:span text:style-name="T15">la</text:span><text:span text:style-name="T16">/</text:span><text:span text:style-name="T15">s</text:span><text:span text:style-name="T13"> publicacion</text:span><text:span text:style-name="T15">es</text:span><text:span text:style-name="T13"> o art</text:span><text:span text:style-name="T16">í</text:span><text:span text:style-name="T13">culo</text:span><text:span text:style-name="T15">s</text:span><text:span text:style-name="T13"> con el </text:span><text:span text:style-name="T15">nombre</text:span><text:span text:style-name="T13"> </text:span><text:span text:style-name="T15">o parte del nombre especificado.</text:span></text:p>
      <text:p text:style-name="P48"><text:span text:style-name="T3">Tipo de respuesta:</text:span><text:span text:style-name="T13"> JSON.</text:span></text:p>
      <text:p text:style-name="P48"><text:span text:style-name="T3">Par</text:span><text:span text:style-name="T6">á</text:span><text:span text:style-name="T3">metro:</text:span><text:span text:style-name="T13"> </text:span><text:span text:style-name="T15">Autor</text:span><text:span text:style-name="T22">=</text:span><text:span text:style-name="T13">Valor. En caso de no existir, no devolver</text:span><text:span text:style-name="T17">á</text:span><text:span text:style-name="T13"> nada. </text:span><text:span text:style-name="T15">Si el valor ingresado posee espacios, se agregar</text:span><text:span text:style-name="T20">á</text:span><text:span text:style-name="T15"> autom</text:span><text:span text:style-name="T17">á</text:span><text:span text:style-name="T15">ticamente a la URL un %20 por espacio.</text:span></text:p>
      <text:p text:style-name="P49"><text:span text:style-name="T3">Error:</text:span><text:span text:style-name="T13"> HTTP 404, en caso de ingresar de manera incorrecta la URL. </text:span><text:span text:style-name="T14">Code = 400, en caso de que la query sea </text:span><text:soft-page-break/><text:span text:style-name="T14">incorrecta.</text:span></text:p>
      <text:p text:style-name="P52"><text:span text:style-name="T39">A</text:span><text:span text:style-name="T40">claracion: </text:span><text:span text:style-name="T41">Por el momento, la API no puede procesar los caracteres con acento, asi que las peticiones que poseean nombres con acento, devulveran un </text:span><text:span text:style-name="T42">KeyError. </text:span></text:p>
      <text:p text:style-name="P59"/>
      <text:p text:style-name="P20">Petici<text:span text:style-name="T36">ó</text:span>n: <text:span text:style-name="T34">/</text:span><text:span text:style-name="T35">get/list</text:span></text:p>
      <text:p text:style-name="P20">Tipo:<text:span text:style-name="T34"> GET.</text:span></text:p>
      <text:p text:style-name="P48"><text:bookmark text:name="tw-target-text356"/><text:span text:style-name="T3">Notas de implementación:</text:span><text:span text:style-name="T13"> Obtiene</text:span><text:span text:style-name="T15"> </text:span><text:span text:style-name="T22">todas las publicaciones o articulos.</text:span></text:p>
      <text:p text:style-name="P48"><text:span text:style-name="T3">Tipo de respuesta:</text:span><text:span text:style-name="T13"> JSON.</text:span></text:p>
      <text:p text:style-name="P50"><text:span text:style-name="T3">Par</text:span><text:span text:style-name="T7">á</text:span><text:span text:style-name="T3">metro:</text:span><text:span text:style-name="T13"> En caso de </text:span><text:span text:style-name="T14">que el core est</text:span><text:span text:style-name="T21">é</text:span><text:span text:style-name="T14"> vac</text:span><text:span text:style-name="T19">í</text:span><text:span text:style-name="T14">o</text:span><text:span text:style-name="T13">, no devolver</text:span><text:span text:style-name="T19">á</text:span><text:span text:style-name="T13"> nada.</text:span></text:p>
      <text:p text:style-name="P49"><text:span text:style-name="T3">Error:</text:span><text:span text:style-name="T13"> HTTP 404, en caso de ingresar de manera incorrecta la URL. </text:span><text:span text:style-name="T14">Code = 400, en caso de que la query sea incorrecta.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347977"/>
    </style:style>
    <style:style style:name="MP2" style:family="paragraph" style:parent-style-name="Footer">
      <style:paragraph-properties fo:margin-left="0cm" fo:margin-right="0.63cm" fo:text-align="end" style:justify-single-word="false" fo:text-indent="0cm" style:auto-text-indent="false">
        <style:tab-stops/>
      </style:paragraph-properties>
      <style:text-properties officeooo:paragraph-rsid="00347977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span text:style-name="A3"><text:span text:style-name="MT1"><text:page-number text:select-page="current" text:page-adjust="-1">3</text:page-number></text:span></text:span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 </meta:initial-creator>
    <meta:creation-date>2015-11-05T17:51:16.299797715</meta:creation-date>
    <dc:date>2015-11-12T19:27:08.640626825</dc:date>
    <meta:editing-duration>PT1H24M30S</meta:editing-duration>
    <meta:editing-cycles>21</meta:editing-cycles>
    <meta:generator>LibreOffice/4.4.3.2$Linux_X86_64 LibreOffice_project/40m0$Build-2</meta:generator>
    <meta:document-statistic meta:table-count="2" meta:image-count="0" meta:object-count="0" meta:page-count="4" meta:paragraph-count="98" meta:word-count="679" meta:character-count="4115" meta:non-whitespace-character-count="3536"/>
  </office:meta>
</office:document-meta>
</file>